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4.22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3.741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20pt" fo:font-weight="bold" style:font-name-asian="LiberationSans-Bold" style:font-size-asian="20pt" style:font-weight-asian="bold" style:font-name-complex="LiberationSans-Bold" style:font-size-complex="2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16pt" fo:font-weight="bold" style:font-name-asian="LiberationSans-Bold" style:font-size-asian="16pt" style:font-weight-asian="bold" style:font-name-complex="LiberationSans-Bold" style:font-size-complex="16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ddddd" style:text-align-source="fix" style:repeat-content="false" fo:wrap-option="no-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7" style:family="table-cell" style:parent-style-name="Default" style:data-style-name="N7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start" fo:margin-left="0cm"/>
    </style:style>
    <style:style style:name="ce10" style:family="table-cell" style:parent-style-name="Default" style:data-style-name="N0">
      <style:table-cell-properties fo:border="none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0">
      <style:table-cell-properties fo:wrap-option="no-wrap" fo:border="non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wrap-option="no-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bflashpro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1" table:default-cell-style-name="ce1"/>
        <table:table-column table:style-name="co6" table:number-columns-repeated="1018" table:default-cell-style-name="ce1"/>
        <table:table-row table:style-name="ro1">
          <table:table-cell table:style-name="ce12" office:value-type="string" calcext:value-type="string">
            <text:p>USB Flash / EPROM Programmer</text:p>
          </table:table-cell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15" office:value-type="string" calcext:value-type="string">
            <text:p>BOM (Bill of Materials)</text:p>
          </table:table-cell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16"/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Source:</text:p>
          </table:table-cell>
          <table:table-cell table:style-name="ce6" office:value-type="string" calcext:value-type="string" table:number-columns-spanned="3" table:number-rows-spanned="1">
            <text:p>E:\Users\Robson\Documentos\Pagina Robson\github\usbflashprog\hardware\usbflashprog.kicad_sch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Date:</text:p>
          </table:table-cell>
          <table:table-cell table:style-name="ce7" office:value-type="date" office:date-value="2022-04-27T23:04:39" calcext:value-type="date" table:number-columns-spanned="3" table:number-rows-spanned="1">
            <text:p>27/04/22 23:04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Tool:</text:p>
          </table:table-cell>
          <table:table-cell table:style-name="ce6" office:value-type="string" calcext:value-type="string" table:number-columns-spanned="3" table:number-rows-spanned="1">
            <text:p>Eeschema (6.0.4)</text:p>
          </table:table-cell>
          <table:covered-table-cell table:number-columns-repeated="2" table:style-name="ce8"/>
          <table:table-cell table:style-name="ce11" table:number-columns-repeated="4"/>
          <table:table-cell table:style-name="ce14" table:number-columns-repeated="5"/>
          <table:table-cell table:number-columns-repeated="1011"/>
        </table:table-row>
        <table:table-row table:style-name="ro3">
          <table:table-cell table:style-name="ce2" office:value-type="string" calcext:value-type="string">
            <text:p>Generator:</text:p>
          </table:table-cell>
          <table:table-cell table:style-name="ce6" office:value-type="string" calcext:value-type="string" table:number-columns-spanned="3" table:number-rows-spanned="1">
            <text:p>D:\Program Files\KiCad\bin\scripting\plugins/bom_csv_grouped_by_value.py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18" office:value-type="string" calcext:value-type="string">
            <text:p>Component Count:</text:p>
          </table:table-cell>
          <table:table-cell table:style-name="ce6" office:value-type="float" office:value="123" calcext:value-type="float" table:number-columns-spanned="3" table:number-rows-spanned="1">
            <text:p>123</text:p>
          </table:table-cell>
          <table:covered-table-cell table:number-columns-repeated="2" table:style-name="ce6"/>
          <table:table-cell table:style-name="ce30" table:number-columns-repeated="4"/>
          <table:table-cell table:style-name="ce34"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number-columns-repeated="1020"/>
        </table:table-row>
        <table:table-row table:style-name="ro3"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10uF x 25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10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C3, C5, C7, C9, C10, C11, C12, C13, C14, C15, C16, C17, C18</text:p>
          </table:table-cell>
          <table:table-cell table:style-name="ce9" office:value-type="string" calcext:value-type="string">
            <text:p>100nF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470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22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100uF x 50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1, D2, D4</text:p>
          </table:table-cell>
          <table:table-cell table:style-name="ce9" office:value-type="string" calcext:value-type="string">
            <text:p>1N4001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LED GREEN 3mm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5, D7, D11</text:p>
          </table:table-cell>
          <table:table-cell table:style-name="ce9" office:value-type="string" calcext:value-type="string">
            <text:p>BAT46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LED RED 3mm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D8, D19</text:p>
          </table:table-cell>
          <table:table-cell table:style-name="ce9" office:value-type="string" calcext:value-type="string">
            <text:p>1N4733A (5V1)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D9, D12, D13, D14, D15, D16, D17, D18</text:p>
          </table:table-cell>
          <table:table-cell table:style-name="ce9" office:value-type="string" calcext:value-type="string">
            <text:p>1N4148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10</text:p>
          </table:table-cell>
          <table:table-cell table:style-name="ce9" office:value-type="string" calcext:value-type="string">
            <text:p>LED YELLOW 3mm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20</text:p>
          </table:table-cell>
          <table:table-cell table:style-name="ce9" office:value-type="string" calcext:value-type="string">
            <text:p>1N4743A (13V)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Power Jack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48 pin socket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3</text:p>
          </table:table-cell>
          <table:table-cell table:style-name="ce9" office:value-type="string" calcext:value-type="string">
            <text:p>20 pin socket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100uH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300uH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Q1, Q12, Q13, Q14, Q15, Q16</text:p>
          </table:table-cell>
          <table:table-cell table:style-name="ce9" office:value-type="string" calcext:value-type="string">
            <text:p>BC547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Q2, Q3, Q4, Q6</text:p>
          </table:table-cell>
          <table:table-cell table:style-name="ce9" office:value-type="string" calcext:value-type="string">
            <text:p>BC327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Q5</text:p>
          </table:table-cell>
          <table:table-cell table:style-name="ce9" office:value-type="string" calcext:value-type="string">
            <text:p>TIP120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Q7, Q8, Q9, Q10, Q11</text:p>
          </table:table-cell>
          <table:table-cell table:style-name="ce9" office:value-type="string" calcext:value-type="string">
            <text:p>BC557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style-name="ce9" office:value-type="string" calcext:value-type="string">
            <text:p>R1, R5, R6, R7, R12, R13, R18, R25, R26, R27, R28, R33, R35, R37, R38, R39, R42, R49, R50</text:p>
          </table:table-cell>
          <table:table-cell table:style-name="ce9" office:value-type="string" calcext:value-type="string">
            <text:p>2K2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R2, R15, R40, R51</text:p>
          </table:table-cell>
          <table:table-cell table:style-name="ce9" office:value-type="string" calcext:value-type="string">
            <text:p>10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1</text:p>
          </table:table-cell>
          <table:table-cell table:style-name="ce9" office:value-type="string" calcext:value-type="string">
            <text:p>100R x 1/2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R3, R8, R22, R43, R45, R47, R48</text:p>
          </table:table-cell>
          <table:table-cell table:style-name="ce9" office:value-type="string" calcext:value-type="string">
            <text:p>1K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R4, R17, R19, R23, R24, R29, R30, R31, R44, R46</text:p>
          </table:table-cell>
          <table:table-cell table:style-name="ce9" office:value-type="string" calcext:value-type="string">
            <text:p>4K7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R9, R21, R34, R36, R41</text:p>
          </table:table-cell>
          <table:table-cell table:style-name="ce9" office:value-type="string" calcext:value-type="string">
            <text:p>47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0</text:p>
          </table:table-cell>
          <table:table-cell table:style-name="ce9" office:value-type="string" calcext:value-type="string">
            <text:p>33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14, R32</text:p>
          </table:table-cell>
          <table:table-cell table:style-name="ce9" office:value-type="string" calcext:value-type="string">
            <text:p>10K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6</text:p>
          </table:table-cell>
          <table:table-cell table:style-name="ce9" office:value-type="string" calcext:value-type="string">
            <text:p>22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20</text:p>
          </table:table-cell>
          <table:table-cell table:style-name="ce9" office:value-type="string" calcext:value-type="string">
            <text:p>3K9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52</text:p>
          </table:table-cell>
          <table:table-cell table:style-name="ce9" office:value-type="string" calcext:value-type="string">
            <text:p>560R x 1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LM7809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U2, U8</text:p>
          </table:table-cell>
          <table:table-cell table:style-name="ce9" office:value-type="string" calcext:value-type="string">
            <text:p>74LS06N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Raspberry Pi Pico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U4, U5, U6, U7, U9, U10</text:p>
          </table:table-cell>
          <table:table-cell table:style-name="ce9" office:value-type="string" calcext:value-type="string">
            <text:p>74HC595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U11, U12</text:p>
          </table:table-cell>
          <table:table-cell table:style-name="ce9" office:value-type="string" calcext:value-type="string">
            <text:p>74HC165</text:p>
          </table:table-cell>
          <table:table-cell table:style-name="ce13"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Ênfase1" style:display-name="20% - Ênfase1" style:family="table-cell" style:parent-style-name="Default" style:data-style-name="N0">
      <style:table-cell-properties fo:background-color="#d9e1f2"/>
    </style:style>
    <style:style style:name="_32_0_25__20_-_20_Ênfase2" style:display-name="20% - Ênfase2" style:family="table-cell" style:parent-style-name="Default" style:data-style-name="N0">
      <style:table-cell-properties fo:background-color="#fce4d6"/>
    </style:style>
    <style:style style:name="_32_0_25__20_-_20_Ênfase3" style:display-name="20% - Ênfase3" style:family="table-cell" style:parent-style-name="Default" style:data-style-name="N0">
      <style:table-cell-properties fo:background-color="#ededed"/>
    </style:style>
    <style:style style:name="_32_0_25__20_-_20_Ênfase4" style:display-name="20% - Ênfase4" style:family="table-cell" style:parent-style-name="Default" style:data-style-name="N0">
      <style:table-cell-properties fo:background-color="#fff2cc"/>
    </style:style>
    <style:style style:name="_32_0_25__20_-_20_Ênfase5" style:display-name="20% - Ênfase5" style:family="table-cell" style:parent-style-name="Default" style:data-style-name="N0">
      <style:table-cell-properties fo:background-color="#ddebf7"/>
    </style:style>
    <style:style style:name="_32_0_25__20_-_20_Ênfase6" style:display-name="20% - Ênfase6" style:family="table-cell" style:parent-style-name="Default" style:data-style-name="N0">
      <style:table-cell-properties fo:background-color="#e2efda"/>
    </style:style>
    <style:style style:name="_34_0_25__20_-_20_Ênfase1" style:display-name="40% - Ênfase1" style:family="table-cell" style:parent-style-name="Default" style:data-style-name="N0">
      <style:table-cell-properties fo:background-color="#b4c6e7"/>
    </style:style>
    <style:style style:name="_34_0_25__20_-_20_Ênfase2" style:display-name="40% - Ênfase2" style:family="table-cell" style:parent-style-name="Default" style:data-style-name="N0">
      <style:table-cell-properties fo:background-color="#f8cbad"/>
    </style:style>
    <style:style style:name="_34_0_25__20_-_20_Ênfase3" style:display-name="40% - Ênfase3" style:family="table-cell" style:parent-style-name="Default" style:data-style-name="N0">
      <style:table-cell-properties fo:background-color="#dbdbdb"/>
    </style:style>
    <style:style style:name="_34_0_25__20_-_20_Ênfase4" style:display-name="40% - Ênfase4" style:family="table-cell" style:parent-style-name="Default" style:data-style-name="N0">
      <style:table-cell-properties fo:background-color="#ffe699"/>
    </style:style>
    <style:style style:name="_34_0_25__20_-_20_Ênfase5" style:display-name="40% - Ênfase5" style:family="table-cell" style:parent-style-name="Default" style:data-style-name="N0">
      <style:table-cell-properties fo:background-color="#bdd7ee"/>
    </style:style>
    <style:style style:name="_34_0_25__20_-_20_Ênfase6" style:display-name="40% - Ênfase6" style:family="table-cell" style:parent-style-name="Default" style:data-style-name="N0">
      <style:table-cell-properties fo:background-color="#c6e0b4"/>
    </style:style>
    <style:style style:name="_36_0_25__20_-_20_Ênfase1" style:display-name="60% - Ênfase1" style:family="table-cell" style:parent-style-name="Default" style:data-style-name="N0">
      <style:table-cell-properties fo:background-color="#8ea9db"/>
    </style:style>
    <style:style style:name="_36_0_25__20_-_20_Ênfase2" style:display-name="60% - Ênfase2" style:family="table-cell" style:parent-style-name="Default" style:data-style-name="N0">
      <style:table-cell-properties fo:background-color="#f4b084"/>
    </style:style>
    <style:style style:name="_36_0_25__20_-_20_Ênfase3" style:display-name="60% - Ênfase3" style:family="table-cell" style:parent-style-name="Default" style:data-style-name="N0">
      <style:table-cell-properties fo:background-color="#c9c9c9"/>
    </style:style>
    <style:style style:name="_36_0_25__20_-_20_Ênfase4" style:display-name="60% - Ênfase4" style:family="table-cell" style:parent-style-name="Default" style:data-style-name="N0">
      <style:table-cell-properties fo:background-color="#ffd966"/>
    </style:style>
    <style:style style:name="_36_0_25__20_-_20_Ênfase5" style:display-name="60% - Ênfase5" style:family="table-cell" style:parent-style-name="Default" style:data-style-name="N0">
      <style:table-cell-properties fo:background-color="#9bc2e6"/>
    </style:style>
    <style:style style:name="_36_0_25__20_-_20_Ênfase6" style:display-name="60% - Ênfase6" style:family="table-cell" style:parent-style-name="Default" style:data-style-name="N0">
      <style:table-cell-properties fo:background-color="#a9d08e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Ênfase1" style:family="table-cell" style:parent-style-name="Default" style:data-style-name="N0">
      <style:table-cell-properties fo:background-color="#4472c4"/>
      <style:text-properties fo:color="#ffffff"/>
    </style:style>
    <style:style style:name="Ênfase2" style:family="table-cell" style:parent-style-name="Default" style:data-style-name="N0">
      <style:table-cell-properties fo:background-color="#ed7d31"/>
      <style:text-properties fo:color="#ffffff"/>
    </style:style>
    <style:style style:name="Ênfase3" style:family="table-cell" style:parent-style-name="Default" style:data-style-name="N0">
      <style:table-cell-properties fo:background-color="#a5a5a5"/>
      <style:text-properties fo:color="#ffffff"/>
    </style:style>
    <style:style style:name="Ênfase4" style:family="table-cell" style:parent-style-name="Default" style:data-style-name="N0">
      <style:table-cell-properties fo:background-color="#ffc000"/>
      <style:text-properties fo:color="#ffffff"/>
    </style:style>
    <style:style style:name="Ênfase5" style:family="table-cell" style:parent-style-name="Default" style:data-style-name="N0">
      <style:table-cell-properties fo:background-color="#5b9bd5"/>
      <style:text-properties fo:color="#ffffff"/>
    </style:style>
    <style:style style:name="Ênfase6" style:family="table-cell" style:parent-style-name="Default" style:data-style-name="N0">
      <style:table-cell-properties fo:background-color="#70ad47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Saí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viso" style:display-name="Texto de Aviso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ítulo_20_3" style:display-name="Título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ítulo_20_4" style:display-name="Título 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scale-to="81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0:40:52.08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Robson</meta:initial-creator>
    <meta:creation-date>2022-04-28T02:13:58Z</meta:creation-date>
    <dc:date>2022-04-28T00:47:17.716000000</dc:date>
    <meta:editing-duration>PT31M47S</meta:editing-duration>
    <meta:editing-cycles>9</meta:editing-cycles>
    <meta:document-statistic meta:table-count="1" meta:cell-count="172" meta:object-count="0"/>
  </office:meta>
</office:document-meta>
</file>